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1.488cm"/>
    </style:style>
    <style:style style:name="co4" style:family="table-column">
      <style:table-column-properties fo:break-before="auto" style:column-width="36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eck the error in the solution in the video (last comment)</text:p>
          </table:table-cell>
          <table:table-cell office:value-type="string">
            <text:p>"Około 12 minuty filmu, we fragmencie istotnym dla rozwiązania, zaznaczono błędny odcinek - powinien być najbliższy wierzchołka "i". Ogólnie doskonałe omówienia, a takie drobne wpadki tylko dodają im ludzkiej twarzy :)"</text:p>
          </table:table-cell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04.12.2024</text:date>, <text:time>21:53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04T21:53:52.53</dc:date>
    <dc:creator>Marek P3mar</dc:creator>
    <meta:editing-duration>PT4M24S</meta:editing-duration>
    <meta:editing-cycles>7</meta:editing-cycles>
    <meta:generator>OpenOffice/4.1.13$Win32 OpenOffice.org_project/4113m1$Build-9810</meta:generator>
    <meta:document-statistic meta:table-count="3" meta:cell-count="10" meta:object-count="0"/>
  </office:meta>
</office:document-meta>
</file>